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8428" officeooo:paragraph-rsid="00138428"/>
    </style:style>
    <style:style style:name="P2" style:family="paragraph" style:parent-style-name="Standard">
      <style:text-properties officeooo:rsid="0013c891" officeooo:paragraph-rsid="0013c891"/>
    </style:style>
    <style:style style:name="P3" style:family="paragraph" style:parent-style-name="Standard">
      <style:text-properties officeooo:rsid="0017988d" officeooo:paragraph-rsid="001741a8"/>
    </style:style>
    <style:style style:name="P4" style:family="paragraph" style:parent-style-name="Standard">
      <style:text-properties officeooo:rsid="0017988d" officeooo:paragraph-rsid="0017988d"/>
    </style:style>
    <style:style style:name="P5" style:family="paragraph" style:parent-style-name="Standard">
      <style:text-properties officeooo:rsid="0017988d" officeooo:paragraph-rsid="0019eb8c"/>
    </style:style>
    <style:style style:name="P6" style:family="paragraph" style:parent-style-name="Standard">
      <style:text-properties officeooo:rsid="0019eb8c" officeooo:paragraph-rsid="0019eb8c"/>
    </style:style>
    <style:style style:name="P7" style:family="paragraph" style:parent-style-name="Standard">
      <style:text-properties officeooo:rsid="001ae7e3" officeooo:paragraph-rsid="001ae7e3"/>
    </style:style>
    <style:style style:name="P8" style:family="paragraph" style:parent-style-name="Standard">
      <style:text-properties officeooo:rsid="001b02e6" officeooo:paragraph-rsid="001b02e6"/>
    </style:style>
    <style:style style:name="P9" style:family="paragraph" style:parent-style-name="Standard">
      <style:paragraph-properties fo:margin-left="1.251cm" fo:margin-right="0cm" fo:text-indent="0cm" style:auto-text-indent="false"/>
      <style:text-properties officeooo:rsid="0013c891" officeooo:paragraph-rsid="00195706"/>
    </style:style>
    <style:style style:name="P10" style:family="paragraph" style:parent-style-name="Standard">
      <style:paragraph-properties fo:margin-left="1.251cm" fo:margin-right="0cm" fo:text-indent="0cm" style:auto-text-indent="false"/>
      <style:text-properties officeooo:rsid="00162c1c" officeooo:paragraph-rsid="00195706"/>
    </style:style>
    <style:style style:name="P11" style:family="paragraph" style:parent-style-name="Standard">
      <style:paragraph-properties fo:margin-left="1.251cm" fo:margin-right="0cm" fo:text-indent="0cm" style:auto-text-indent="false"/>
      <style:text-properties officeooo:rsid="001737f6" officeooo:paragraph-rsid="00195706"/>
    </style:style>
    <style:style style:name="P12" style:family="paragraph" style:parent-style-name="Standard">
      <style:paragraph-properties fo:margin-left="1.251cm" fo:margin-right="0cm" fo:text-indent="0cm" style:auto-text-indent="false"/>
      <style:text-properties officeooo:rsid="001741a8" officeooo:paragraph-rsid="001741a8"/>
    </style:style>
    <style:style style:name="P13" style:family="paragraph" style:parent-style-name="Standard">
      <style:paragraph-properties fo:margin-left="1.251cm" fo:margin-right="0cm" fo:text-indent="0cm" style:auto-text-indent="false"/>
      <style:text-properties officeooo:rsid="001741a8" officeooo:paragraph-rsid="00195706"/>
    </style:style>
    <style:style style:name="T1" style:family="text">
      <style:text-properties officeooo:rsid="0015891d"/>
    </style:style>
    <style:style style:name="T2" style:family="text">
      <style:text-properties officeooo:rsid="001741a8"/>
    </style:style>
    <style:style style:name="T3" style:family="text">
      <style:text-properties officeooo:rsid="00195706"/>
    </style:style>
    <style:style style:name="T4" style:family="text">
      <style:text-properties officeooo:rsid="00195e3a"/>
    </style:style>
    <style:style style:name="T5" style:family="text">
      <style:text-properties officeooo:rsid="0019eb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base layout and documentation</text:p>
      <text:p text:style-name="P1"/>
      <text:p text:style-name="P1">This document is to descript how the database must be setup for the software to interact with it properly. It also explains how custom data interpretation programmes should interact with the database.</text:p>
      <text:p text:style-name="P1"/>
      <text:p text:style-name="P2">The following database setup is required for the software to function:</text:p>
      <text:p text:style-name="P4"/>
      <text:p text:style-name="P4">Database Name: orokonui</text:p>
      <text:p text:style-name="P9"><text:span text:style-name="T2">Table</text:span> name: contacts</text:p>
      <text:p text:style-name="P9"><text:tab/><text:span text:style-name="T3">Rows</text:span>: id (auto incrementing, int), number (<text:span text:style-name="T1">large int</text:span>), <text:span text:style-name="T1">name (string)</text:span></text:p>
      <text:p text:style-name="P10"><text:span text:style-name="T2">Table</text:span> name: <text:s/>current_alerts</text:p>
      <text:p text:style-name="P10"><text:tab/><text:span text:style-name="T3">Rows</text:span>: id (auto incrementing, int), num (string), send_time (medium int), msg (text), rule_broken <text:s/>(int)</text:p>
      <text:p text:style-name="P10"><text:span text:style-name="T2">Table</text:span> name: rules</text:p>
      <text:p text:style-name="P10"><text:tab/><text:span text:style-name="T3">Rows</text:span>: id (auto incrementing, int), node (string), sensor (string), operation (string), value (int), start_time (int), end_time (int), delay (int), message (string), send_clear (bool)</text:p>
      <text:p text:style-name="P10"><text:span text:style-name="T2">Table</text:span> name: rules_access</text:p>
      <text:p text:style-name="P10"><text:tab/><text:span text:style-name="T3">Rows</text:span>: id (auto incrementing, int), ac (string), session_id (int), salt (int)</text:p>
      <text:p text:style-name="P11"><text:span text:style-name="T2">Table</text:span> name: sensor_config</text:p>
      <text:p text:style-name="P11"><text:tab/><text:span text:style-name="T3">Rows</text:span>: id (auto incrementing, int), sensor_id (int), lat (int), lng (int), hr_name <text:span text:style-name="T2">(text)</text:span></text:p>
      <text:p text:style-name="P11"><text:span text:style-name="T2">Table name: </text:span><text:s/><text:span text:style-name="T2">sensor_data</text:span></text:p>
      <text:p text:style-name="P11"><text:tab/><text:span text:style-name="T3">Rows: id (auto incrementing, int), lat (int), lng (int), sType (int), sValue (int), time (big int), processed? (bool), data (text)</text:span></text:p>
      <text:p text:style-name="P13">Table name: Sensor_types</text:p>
      <text:p text:style-name="P12"><text:tab/><text:span text:style-name="T3">Rows</text:span>: id (auto incrementing, int), idname (int), name (string)</text:p>
      <text:p text:style-name="P13">Table name: status_display</text:p>
      <text:p text:style-name="P13"><text:tab/><text:span text:style-name="T4">Rows: id (auto incrementing int), enable (bool), html (string)</text:span></text:p>
      <text:p text:style-name="P3"/>
      <text:p text:style-name="P4">Authentifation</text:p>
      <text:p text:style-name="P4"/>
      <text:p text:style-name="P4">By default, the program will try to log in with the following.</text:p>
      <text:p text:style-name="P4"/>
      <text:p text:style-name="P5">Username: <text:span text:style-name="T5">bot, Password: TSMD4B6oy6BZPRyq, Server: localhost</text:span></text:p>
      <text:p text:style-name="P5"/>
      <text:p text:style-name="P6">This is fine if you plan to run the database on the same server, just create the bot user with that password, and make sure it rejects all login attempts from non-localhost users.</text:p>
      <text:p text:style-name="P6"/>
      <text:p text:style-name="P6">If you are setting up the system with a database on a different server, do a word searh and replacement on the source:</text:p>
      <text:p text:style-name="P6"/>
      <text:p text:style-name="P6">Find `new mysqli("localhost", "bot", "TSMD4B6oy6BZPRyq", "orokonui")` </text:p>
      <text:p text:style-name="P6">And replace with: `new mysqli("&lt;server", "bot", "&lt;pword&gt;", "orokonui")`</text:p>
      <text:p text:style-name="P6"/>
      <text:p text:style-name="P7">Make sure you do this to all source files</text:p>
      <text:p text:style-name="P7"/>
      <text:p text:style-name="P8">Having an automated installer to setup the databases is considered a 'far-distant' go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15:22:33.151668272</meta:creation-date>
    <dc:date>2016-09-09T09:39:53.372855597</dc:date>
    <meta:editing-duration>PT34M9S</meta:editing-duration>
    <meta:editing-cycles>12</meta:editing-cycles>
    <meta:generator>LibreOffice/4.3.3.2$Linux_X86_64 LibreOffice_project/430m0$Build-2</meta:generator>
    <meta:document-statistic meta:table-count="0" meta:image-count="0" meta:object-count="0" meta:page-count="1" meta:paragraph-count="29" meta:word-count="294" meta:character-count="1995" meta:non-whitespace-character-count="1718"/>
  </office:meta>
</office:document-meta>
</file>